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language="bg" fo:country="BG" style:font-size-asian="24pt" style:font-size-complex="24pt"/>
    </style:style>
    <style:style style:name="P2" style:family="paragraph" style:parent-style-name="Standard">
      <style:text-properties style:font-name="Liberation Sans" fo:language="bg" fo:country="BG" fo:font-weight="bold" style:font-weight-asian="bold" style:font-weight-complex="bold"/>
    </style:style>
    <style:style style:name="P3" style:family="paragraph" style:parent-style-name="Text_20_body">
      <style:text-properties style:font-name="Liberation Sans" fo:font-size="12pt" fo:language="bg" fo:country="BG" fo:font-style="italic" style:font-size-asian="12pt" style:font-style-asian="italic" style:font-size-complex="12pt" style:font-style-complex="italic"/>
    </style:style>
    <style:style style:name="P4" style:family="paragraph" style:parent-style-name="Text_20_body">
      <style:text-properties style:font-name="Liberation Sans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text-properties style:font-name="Liberation Sans" fo:font-size="12pt" fo:language="bg" fo:country="BG" style:font-size-asian="12pt" style:font-size-complex="12pt"/>
    </style:style>
    <style:style style:name="P6" style:family="paragraph" style:parent-style-name="Text_20_body">
      <style:text-properties style:font-name="Liberation Sans" fo:font-size="12pt" fo:language="bg" fo:country="BG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Liberation Sans" fo:font-size="12pt" fo:language="bg" fo:country="BG" fo:font-weight="bold" officeooo:paragraph-rsid="001b05bc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Liberation Sans" fo:font-size="12pt" fo:language="bg" fo:country="BG" fo:font-weight="bold" officeooo:rsid="001b05bc" officeooo:paragraph-rsid="001b05bc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Liberation Sans" fo:font-size="12pt" fo:language="bg" fo:country="BG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Liberation Sans" fo:font-size="12pt" fo:language="bg" fo:country="BG" fo:font-weight="normal" officeooo:paragraph-rsid="001b05bc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ans" fo:font-size="12pt" fo:language="bg" fo:country="BG" fo:font-weight="normal" officeooo:rsid="001b05bc" officeooo:paragraph-rsid="001b05bc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ans" fo:font-size="12pt" fo:language="bg" fo:country="BG" fo:font-weight="normal" officeooo:rsid="001b05bc" officeooo:paragraph-rsid="0020d906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ans" fo:font-size="12pt" fo:language="bg" fo:country="BG" fo:font-weight="normal" officeooo:paragraph-rsid="001c664a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ans" fo:font-size="12pt" fo:language="bg" fo:country="BG" fo:font-weight="normal" officeooo:rsid="001c664a" officeooo:paragraph-rsid="001c664a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iberation Sans" fo:font-size="12pt" fo:language="bg" fo:country="BG" fo:font-weight="normal" officeooo:rsid="001c664a" officeooo:paragraph-rsid="001c664a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ans" fo:font-size="12pt" fo:language="bg" fo:country="BG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Liberation Sans" fo:font-size="12pt" fo:language="bg" fo:country="BG" style:text-underline-style="none" fo:font-weight="normal" officeooo:paragraph-rsid="001d8176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ans" fo:font-size="12pt" fo:language="bg" fo:country="BG" style:text-underline-style="none" fo:font-weight="normal" officeooo:rsid="001b05bc" officeooo:paragraph-rsid="001d8176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Liberation Sans" fo:font-size="12pt" fo:language="bg" fo:country="BG" style:text-underline-style="none" fo:font-weight="normal" officeooo:rsid="001f523e" officeooo:paragraph-rsid="001f523e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Liberation Sans" fo:font-size="12pt" fo:language="bg" fo:country="BG" style:text-underline-style="none" fo:font-weight="normal" officeooo:rsid="00203acb" officeooo:paragraph-rsid="00203acb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Liberation Sans" fo:font-size="12pt" fo:language="bg" fo:country="BG" style:text-underline-style="none" fo:font-weight="normal" officeooo:rsid="00203acb" officeooo:paragraph-rsid="0020d906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ans" fo:font-size="12pt" fo:language="bg" fo:country="BG" style:text-underline-style="none" fo:font-weight="normal" officeooo:rsid="0020d906" officeooo:paragraph-rsid="0020d906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ans" fo:font-size="12pt" fo:language="bg" fo:country="BG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style:font-name="Liberation Sans" fo:font-size="12pt" fo:language="bg" fo:country="BG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text-properties style:font-name="Liberation Sans" fo:font-size="12pt" fo:language="bg" fo:country="BG" style:text-underline-style="solid" style:text-underline-width="auto" style:text-underline-color="font-color" fo:font-weight="normal" officeooo:rsid="001f523e" officeooo:paragraph-rsid="001f523e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ans" fo:font-size="12pt" fo:language="bg" fo:country="BG" style:text-underline-style="solid" style:text-underline-width="auto" style:text-underline-color="font-color" fo:font-weight="normal" officeooo:rsid="00203acb" officeooo:paragraph-rsid="00203acb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Liberation Sans" fo:font-size="24pt" fo:language="bg" fo:country="BG" style:font-size-asian="24pt" style:font-size-complex="24pt"/>
    </style:style>
    <style:style style:name="P28" style:family="paragraph" style:parent-style-name="Text_20_body">
      <style:text-properties style:font-name="Liberation Sans" fo:language="bg" fo:country="BG"/>
    </style:style>
    <style:style style:name="P29" style:family="paragraph" style:parent-style-name="Text_20_body">
      <style:text-properties style:font-name="Liberation Sans" fo:language="bg" fo:country="BG" fo:font-style="italic" style:font-style-asian="italic" style:font-style-complex="italic"/>
    </style:style>
    <style:style style:name="P30" style:family="paragraph" style:parent-style-name="Text_20_body" style:list-style-name="L2">
      <style:text-properties style:font-name="Liberation Sans" fo:language="bg" fo:country="BG"/>
    </style:style>
    <style:style style:name="P31" style:family="paragraph" style:parent-style-name="Text_20_body" style:list-style-name="L3">
      <style:text-properties style:font-name="Liberation Sans" fo:language="bg" fo:country="BG"/>
    </style:style>
    <style:style style:name="P32" style:family="paragraph" style:parent-style-name="Text_20_body">
      <style:text-properties style:font-name="Liberation Sans" fo:language="bg" fo:country="BG" fo:font-weight="bold" style:font-weight-asian="bold" style:font-weight-complex="bold"/>
    </style:style>
    <style:style style:name="P33" style:family="paragraph" style:parent-style-name="Text_20_body">
      <style:text-properties style:font-name="Liberation Sans" fo:language="bg" fo:country="BG" fo:font-weight="bold" officeooo:rsid="001d8176" officeooo:paragraph-rsid="001d8176" style:font-weight-asian="bold" style:font-weight-complex="bold"/>
    </style:style>
    <style:style style:name="P34" style:family="paragraph" style:parent-style-name="Text_20_body">
      <style:text-properties style:font-name="Liberation Sans" fo:language="bg" fo:country="BG" officeooo:rsid="0020d906" officeooo:paragraph-rsid="0020d906"/>
    </style:style>
    <style:style style:name="P35" style:family="paragraph" style:parent-style-name="Text_20_body">
      <style:text-properties style:font-name="Liberation Sans" fo:language="bg" fo:country="BG" officeooo:rsid="001d8176" officeooo:paragraph-rsid="001d8176"/>
    </style:style>
    <style:style style:name="P36" style:family="paragraph" style:parent-style-name="Text_20_body">
      <style:text-properties style:font-name="Liberation Sans" fo:language="bg" fo:country="BG" fo:font-weight="normal" style:font-weight-asian="normal" style:font-weight-complex="normal"/>
    </style:style>
    <style:style style:name="P37" style:family="paragraph" style:parent-style-name="Text_20_body">
      <style:text-properties style:font-name="Liberation Sans" fo:language="bg" fo:country="BG" fo:font-weight="normal" officeooo:rsid="001d8176" officeooo:paragraph-rsid="001d8176" style:font-weight-asian="normal" style:font-weight-complex="normal"/>
    </style:style>
    <style:style style:name="P38" style:family="paragraph" style:parent-style-name="Text_20_body">
      <style:text-properties style:font-name="Liberation Sans" fo:language="bg" fo:country="BG" fo:font-weight="normal" officeooo:rsid="001d8176" officeooo:paragraph-rsid="001ddc03" style:font-weight-asian="normal" style:font-weight-complex="normal"/>
    </style:style>
    <style:style style:name="P39" style:family="paragraph" style:parent-style-name="Text_20_body" style:list-style-name="L4">
      <style:text-properties style:font-name="Liberation Sans" fo:language="bg" fo:country="BG" fo:font-weight="normal" style:font-weight-asian="normal" style:font-weight-complex="normal"/>
    </style:style>
    <style:style style:name="P40" style:family="paragraph" style:parent-style-name="Text_20_body" style:list-style-name="L5">
      <style:text-properties style:font-name="Liberation Sans" fo:language="bg" fo:country="BG" fo:font-weight="normal" style:font-weight-asian="normal" style:font-weight-complex="normal"/>
    </style:style>
    <style:style style:name="P41" style:family="paragraph" style:parent-style-name="Text_20_body" style:list-style-name="L6">
      <style:text-properties style:font-name="Liberation Sans" fo:language="bg" fo:country="BG" fo:font-weight="normal" style:font-weight-asian="normal" style:font-weight-complex="normal"/>
    </style:style>
    <style:style style:name="P42" style:family="paragraph" style:parent-style-name="Text_20_body" style:list-style-name="L7">
      <style:text-properties style:font-name="Liberation Sans" fo:language="bg" fo:country="BG" fo:font-weight="normal" style:font-weight-asian="normal" style:font-weight-complex="normal"/>
    </style:style>
    <style:style style:name="P43" style:family="paragraph" style:parent-style-name="Text_20_body" style:list-style-name="L8">
      <style:text-properties style:font-name="Liberation Sans" fo:language="bg" fo:country="BG" fo:font-weight="normal" style:font-weight-asian="normal" style:font-weight-complex="normal"/>
    </style:style>
    <style:style style:name="P44" style:family="paragraph" style:parent-style-name="Text_20_body" style:list-style-name="L9">
      <style:text-properties style:font-name="Liberation Sans" fo:language="bg" fo:country="BG" fo:font-weight="normal" style:font-weight-asian="normal" style:font-weight-complex="normal"/>
    </style:style>
    <style:style style:name="P45" style:family="paragraph" style:parent-style-name="Text_20_body" style:list-style-name="L10">
      <style:text-properties style:font-name="Liberation Sans" fo:language="bg" fo:country="BG" fo:font-weight="normal" style:font-weight-asian="normal" style:font-weight-complex="normal"/>
    </style:style>
    <style:style style:name="P46" style:family="paragraph" style:parent-style-name="Text_20_body" style:list-style-name="L11">
      <style:text-properties style:font-name="Liberation Sans" fo:language="bg" fo:country="BG" fo:font-weight="normal" style:font-weight-asian="normal" style:font-weight-complex="normal"/>
    </style:style>
    <style:style style:name="P47" style:family="paragraph" style:parent-style-name="Text_20_body" style:list-style-name="L12">
      <style:text-properties style:font-name="Liberation Sans" fo:language="bg" fo:country="BG" fo:font-weight="normal" style:font-weight-asian="normal" style:font-weight-complex="normal"/>
    </style:style>
    <style:style style:name="P48" style:family="paragraph" style:parent-style-name="Text_20_body">
      <style:text-properties style:font-name="Liberation Sans" fo:font-size="16pt" fo:language="bg" fo:country="BG" style:text-underline-style="none" fo:font-weight="bold" style:font-size-asian="14pt" style:font-weight-asian="bold" style:font-size-complex="16pt" style:font-weight-complex="bold"/>
    </style:style>
    <style:style style:name="P49" style:family="paragraph" style:parent-style-name="Text_20_body">
      <style:text-properties style:font-name="Liberation Sans" fo:font-size="16pt" fo:language="bg" fo:country="BG" style:text-underline-style="none" fo:font-weight="bold" officeooo:rsid="001f523e" officeooo:paragraph-rsid="001f523e" style:font-size-asian="16pt" style:font-weight-asian="bold" style:font-size-complex="16pt" style:font-weight-complex="bold"/>
    </style:style>
    <style:style style:name="P50" style:family="paragraph" style:parent-style-name="Text_20_body">
      <style:text-properties style:font-name="Liberation Sans" fo:font-size="16pt" fo:language="bg" fo:country="BG" style:text-underline-style="none" fo:font-weight="bold" officeooo:rsid="0020d906" officeooo:paragraph-rsid="0020d906" style:font-size-asian="16pt" style:font-weight-asian="bold" style:font-size-complex="16pt" style:font-weight-complex="bold"/>
    </style:style>
    <style:style style:name="P51" style:family="paragraph" style:parent-style-name="Heading_20_1">
      <style:paragraph-properties fo:text-align="center" style:justify-single-word="false"/>
      <style:text-properties style:font-name="Liberation Sans" fo:font-size="36pt" fo:language="bg" fo:country="BG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2" style:family="paragraph" style:parent-style-name="Heading_20_2">
      <style:text-properties style:font-name="Liberation Sans" fo:font-size="20pt" fo:language="bg" fo:country="BG" style:text-underline-style="solid" style:text-underline-width="auto" style:text-underline-color="font-color" fo:font-weight="bold" officeooo:rsid="001d8176" officeooo:paragraph-rsid="001d8176" style:font-size-asian="20pt" style:font-weight-asian="bold" style:font-size-complex="20pt" style:font-weight-complex="bold"/>
    </style:style>
    <style:style style:name="P53" style:family="paragraph" style:parent-style-name="Heading_20_3">
      <style:text-properties style:font-name="Liberation Sans" fo:font-size="16pt" fo:language="bg" fo:country="BG" style:font-size-asian="16pt" style:font-size-complex="16pt"/>
    </style:style>
    <style:style style:name="P54" style:family="paragraph" style:parent-style-name="Heading_20_3">
      <style:text-properties style:font-name="Liberation Sans" fo:font-size="16pt" fo:language="bg" fo:country="BG" fo:font-weight="bold" style:font-size-asian="16pt" style:font-weight-asian="bold" style:font-size-complex="16pt" style:font-weight-complex="bold"/>
    </style:style>
    <style:style style:name="P55" style:family="paragraph" style:parent-style-name="Heading_20_3">
      <style:text-properties style:font-name="Liberation Sans" fo:font-size="12pt" fo:language="bg" fo:country="BG" fo:font-weight="bold" officeooo:rsid="001c664a" officeooo:paragraph-rsid="001c664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5b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b05bc"/>
    </style:style>
    <style:style style:name="T5" style:family="text">
      <style:text-properties officeooo:rsid="001c664a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officeooo:rsid="001d8176"/>
    </style:style>
    <style:style style:name="T8" style:family="text">
      <style:text-properties officeooo:rsid="001f523e"/>
    </style:style>
    <style:style style:name="T9" style:family="text">
      <style:text-properties officeooo:rsid="001b05bc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Елементарис</text:h>
      <text:p text:style-name="P27"/>
      <text:p text:style-name="P1"><draw:frame draw:style-name="fr1" draw:name="graphics1" text:anchor-type="as-char" svg:width="2.9583in" svg:height="4.0209in" draw:z-index="1"><draw:image xlink:href="../images/dragon.jpg" xlink:type="simple" xlink:show="embed" xlink:actuate="onLoad" draw:filter-name="&lt;All formats&gt;"/></draw:frame><text:bookmark text:name="il_fi"/></text:p>
      <text:p text:style-name="P27"/>
      <text:h text:style-name="P53" text:outline-level="3">Игрови персонажи</text:h>
      <text:p text:style-name="P3">Ел'тлменел от селото Нлимна има резки чети за елф, и определено неестествен ръст на неговите метър и деведесет. Олекотената ризница от еленски рога не приквива силните му ръце и крака, а копието и лъка допълват картината на ловец/войн, само тъмнозеленото ленено наметало остава. Менел, както го наричат не-елфите навсякъде, е израстнал в гори, не умее да чете и е страшно глупав, когато става дума за светски дела.</text:p>
      <text:p text:style-name="P5">Героите на нашето приключение трябва да бъдат описани по прост, но съдържателен начин. Това става с <text:span text:style-name="T2">дарби</text:span><text:span text:style-name="T4">, </text:span><text:span text:style-name="T2">показатели</text:span><text:span text:style-name="T4"> и </text:span><text:span text:style-name="T2">умения</text:span><text:span text:style-name="T1">.</text:span></text:p>
      <text:p text:style-name="P6"/>
      <text:p text:style-name="P7">Дарби</text:p>
      <text:p text:style-name="P10">Това са свойства на перонажа, с които той започва, и не се очаква да могат да бъдат променени някога. Примери вкючват “Интуитивна ориентация в тъмното”, “Огнена кръв(раните не кървят, а веднага се затварят)”, “Слепота”. Персонажът Нафарфорий/Пешо се създава с едно “положително == помагащо му” качество. Или до <text:soft-page-break/>още три, като за всяко допълнително “хубаво” качество, си харесваме по едно “лошо”. Стига се цупи де, лошите качества са крайно забавни за разиграване!</text:p>
      <text:p text:style-name="P10"/>
      <text:p text:style-name="P8">Показатели</text:p>
      <text:p text:style-name="P11">Тяло – Сила, Ловкост</text:p>
      <text:p text:style-name="P11">Ум – Познание, Находчивост</text:p>
      <text:p text:style-name="P11">Излъчване – Карма, Харизма</text:p>
      <text:p text:style-name="P11"/>
      <text:list xml:id="list42604843" text:style-name="L1">
        <text:list-item>
          <text:p text:style-name="P17"><text:span text:style-name="T1">Сила</text:span> – телесна маса, експлозивна сила, статична сила, умение да се концентрира силата на тялото, имунна система</text:p>
        </text:list-item>
        <text:list-item>
          <text:p text:style-name="P17"><text:span text:style-name="T1">Ловкост</text:span> – както повратливост и гъвкавост на цялото тяло, скорост, така и прецизност във фините задачи</text:p>
        </text:list-item>
        <text:list-item>
          <text:p text:style-name="P17"><text:span text:style-name="T1">Ум</text:span> – еродиция, памет, разсъдък, концентрация, наблюдателност</text:p>
        </text:list-item>
        <text:list-item>
          <text:p text:style-name="P17"><text:span text:style-name="T1">Харизма</text:span> – увереност, емпатия, изразителност</text:p>
        </text:list-item>
      </text:list>
      <text:p text:style-name="P18">Сила з</text:p>
      <text:p text:style-name="P10"/>
      <text:p text:style-name="P6">Умения</text:p>
      <text:p text:style-name="P9">“Умение” наричаме практическо познание да се върши нещо, като придобиване на работно(професионално) ниво на умелост изисква няколко години. Нивото на владеене на всяко умение се оценява по скала от 0 до 15, като 15 е специална стойност.</text:p>
      <text:p text:style-name="P13">При създаване на персонаж разполага<text:span text:style-name="T4">ш</text:span> с 30 точки, които да разпредели<text:span text:style-name="T4">ш</text:span> по всичко, което <text:span text:style-name="T4">твоят</text:span> храбър Иван/Георги е научил в живота си до сега. Можете да слага<text:span text:style-name="T4">ш</text:span> до 10 точки на <text:span text:style-name="T4">конкретно</text:span> умение.</text:p>
      <text:p text:style-name="P13"><text:span text:style-name="T5">Умеията могат да се развиват през време на играта с точки опит. Обаеч н</text:span>икое умение не може да бъде повишавано над 14 точки, освен при много особени обстоятелства.</text:p>
      <text:p text:style-name="P14">Всяко умение е базирано върху някой показател. Половината от показателя (закръглено надолу) се добавя към ранговете на умението, когато то се ползва. Повишаване на умение на повече рангове, <text:s/>отколкото е показателят, струва по две точки за всеки ранг на умението.</text:p>
      <text:p text:style-name="P9"/>
      <text:p text:style-name="P6">Жизнени точки (ЖТ)</text:p>
      <text:p text:style-name="P9"><text:span text:style-name="T4">Жизнените точки са равни на Силата на персонажа. Когато сумата от всички травми стане равна или надхвърли жизнените точки, персонажът е издъхващ и е твърде зает да бере душа, за да върши нещо друго.</text:span> </text:p>
      <text:p text:style-name="P9">Рани и вреди се записват всяка по отделно. Ако сумата им е под половината максимални жизнени точки, по една точка се възстановява на седем дни, или по три на седем дни почивка. Ако ли са по-малко, само по една точка се възстановява на седем дни почивка и нито една без грижи.</text:p>
      <text:h text:style-name="P55" text:outline-level="3"><text:soft-page-break/>Носене</text:h>
      <text:p text:style-name="P15">Екипировка не по-тежка от (Сила)кг означава пълна свобода на движенията. Придвижването за боен ход е (Сила + Ловкост + Ловкост)метра.</text:p>
      <text:p text:style-name="P15">Екипировка по-тежка от това, но не-повече от (2 х Сила)кг не пречи и персонажът може да изминава до (Сила + Ловкост) метра на боен ход.</text:p>
      <text:p text:style-name="P15">Екипировка над (2 х Сила)кг, но не повече от (5 х Сила)кг тежи много, огранича успеха на всички действия, свързани с движение на тялото с -5. Придвижването е ограничено до (Сила) метра на боен ход.</text:p>
      <text:p text:style-name="P15"/>
      <text:h text:style-name="P54" text:outline-level="3">Бойна система</text:h>
      <text:p text:style-name="P29">Копитата тракат, капрата проскърцва. Ръми втори ден вече и макар промазаната качулка да пази лицето ми, ботушите ми са пълни с вода и джвакат. Сют е кочияш на работа и пияница в другото време, вече от ден не сме си казвали нищо, нека си дърпа юздите.</text:p>
      <text:p text:style-name="P4">В гората напред край пътя – движение.</text:p>
      <text:p text:style-name="P4">“СПРИ!” викам. Фургонът спира, конете цвилят. Две къси копия прелитат, убиват единия кон. Крадците връхлитат. Хващам щита от куката и скачам, халчестата ризница дрънчи, вадя меча. Вече замахва нож, устремявам щита към главата му и сека към коленете. Удрям и го повалям, втори ми е странично и опитва да забоде ножа в ребрата ми, но ризницата пази. Убивам го. От капрата връхлита секирата, отсяква главата на Сют.</text:p>
      <text:p text:style-name="P4"/>
      <text:p text:style-name="P23">От бойната система се очаква да е както проста и лесна, непречеща на разказването на историята, така и детайлна и категорична, позволяваща вглъбяване в динамиката на онези кратки моменти, в които страшно смелият ни герой е с единия крак в гроба.</text:p>
      <text:p text:style-name="P23">В случай на ръкопашен бой се разглеждат отрязъци от по няколко такта на сърцето. За такова време е достатъчно да замахнеш по арка с голямо оръжие, да нанесеш няколко удара с дръжка на пистолет или рапира, да извадиш стрела от колчана. </text:p>
      <text:p text:style-name="P23">За престрелки се разглеждат отрязъци от порядъка на сто такта на сърцето. Това отразява търсене на укритие, презареждане на арбалет или побиване на стрели в земята за лък, дебнене дупка в прикриващия огън при огнестрелни оръжия.</text:p>
      <text:p text:style-name="P23">Действието се случва на най фината/бързата скала, присъстваща на бойното поле. </text:p>
      <text:p text:style-name="P23">Например, когато тичащата пехота е на разстояние 300 метра от срелците с дълъг лък, играем по гранулярността за престрелки. <text:s/>Бронираната милиция изминава разстоянието, стрелците правят 6 залпа на регулярни разстояние във времето. След това настава клане и играем по гранулярността за меле. Впрочем и двете групи са сега изморени, тъй каот са прекарали цял дълъг хот в интензивно натоварване, и търпят наказание от -5.</text:p>
      <text:p text:style-name="P23"/>
      <text:p text:style-name="P24">Ръкопашни правила</text:p>
      <text:p text:style-name="P28"><text:soft-page-break/>Дистанции</text:p>
      <text:list xml:id="list42626415" text:style-name="L2">
        <text:list-item>
          <text:p text:style-name="P30"><text:span text:style-name="T3">директна</text:span> (борба)</text:p>
        </text:list-item>
        <text:list-item>
          <text:p text:style-name="P30"><text:span text:style-name="T3">близка</text:span> (нож, невъоръжен, къс меч) </text:p>
        </text:list-item>
        <text:list-item>
          <text:p text:style-name="P30"><text:span text:style-name="T3">средна</text:span> (меч 80см, повечето оръжия за една ръка)</text:p>
        </text:list-item>
        <text:list-item>
          <text:p text:style-name="P30"><text:span text:style-name="T3">дълга</text:span> (дълъг меч, копие, двуръчен меч)</text:p>
        </text:list-item>
        <text:list-item>
          <text:p text:style-name="P30"><text:span text:style-name="T3">отдалечена</text:span> (пика) </text:p>
        </text:list-item>
        <text:list-item>
          <text:p text:style-name="P30"><text:span text:style-name="T3">извън ръкопашен обхват</text:span> (стрелящи неща) </text:p>
        </text:list-item>
      </text:list>
      <text:list xml:id="list42603273" text:style-name="L3">
        <text:list-item>
          <text:p text:style-name="P31">Инициатива за първия удар има този с по-дълго оръжие (очевидно)</text:p>
        </text:list-item>
        <text:list-item>
          <text:p text:style-name="P31">Извън оптималната си дистанция, оръжията са на -5 атака и половин щети.</text:p>
        </text:list-item>
        <text:list-item>
          <text:p text:style-name="P31">Придвижване между дистанции се извършва след успешно хвърляне (независимо нападение или защита). Придвижването е или една категория в произволна посока или произволен брой категории, без да се преминава през заплашвани от някой враг дистанции. </text:p>
        </text:list-item>
      </text:list>
      <text:p text:style-name="P28">Пример: </text:p>
      <text:p text:style-name="P28">Пешо, с копие и нож, напада Жоро, с меч. </text:p>
      <text:p text:style-name="P28">Пешо връхлита и напада с копието. Хвърля боравене + d6* &lt; боравене на Жоро. Жоро е отбягнал атаката и може да промени дистанцията. Пешо заплашва дълга (копие една ръка) и близка(нож). Жоро може да избере близка, средна, дълга, отдалечена или да избяга.</text:p>
      <text:p text:style-name="P28"/>
      <text:p text:style-name="P33">Правила за стрелба</text:p>
      <text:p text:style-name="P34">Защитата на движеща се цел се равнява на нейната ловкост. </text:p>
      <text:p text:style-name="P35"/>
      <text:p text:style-name="P32">Оръжия</text:p>
      <text:p text:style-name="P37">Една характеристика на оръжията е обсегът от Сила, за който са ефективни. Ако персонажът има по-малко от минималната сила, разликата става наказание върху боравенето с това оръжие. От друга страна, Сила, по-висока от максималната, не допринася за по-високи щети.</text:p>
      <text:p text:style-name="P38">Друга характеристика са щетите на оръжието. Условно наричаме “ниски” щети от малки оръжия за една ръка, “средни” - тези на по-големите едноръчни оръжия и “високи” тези на повечето двуръчни оръжия. <text:span text:style-name="T6"><text:s/>Самото оръжие може да има бонус или наказание върху щетите си, редом с качествата на оръжието.</text:span></text:p>
      <text:p text:style-name="P37">Обсегът на оръжията има различен смисъл за ръкопашни и далечни оръжия. При ръкопашните оръжия, това е оптималната дистанция. На всички по-близки дистанции оръжието има наказание от -5 боравене и половин щети. За далечни оръжия, обсегът е максималното разстрояние, на което лесно може да се улучи цел. На по-голямо от това разстояние атаката е с -5 наказание, на по-голямо от два пъти това разстояние става -10 и на от три до четири пъти това разстояние е на -15. Чести стойности за обсег са (Сила/2) – метателен нож, (Сила) – метателно копие, (Сила х 2) – лък .</text:p>
      <text:p text:style-name="P36"><text:soft-page-break/>Също така, оръжията могат да имат някои от следните свойства.</text:p>
      <text:list xml:id="list42633666" text:style-name="L4">
        <text:list-item>
          <text:p text:style-name="P39">повратливост (обикновено мечове; покрива всички по-близки дистанции от максимлната)</text:p>
        </text:list-item>
        <text:list-item>
          <text:p text:style-name="P39">бронебойност I (чукове или леки клинове, като стрели и копия; намаля абсорбацията на половина) </text:p>
        </text:list-item>
        <text:list-item>
          <text:p text:style-name="P39">бронебойност II (клиновидни, тежки остриета; намаля абсорбацията на ¼)</text:p>
        </text:list-item>
        <text:list-item>
          <text:p text:style-name="P39">трудно за вадене (не може да се извади от пробита проня по време на битка; не може да се извади от небронирана плът, ако зарът за щета е бил положителен; при вадене лечитеслтво с/у щетите; ако не успее се <text:s/>нанасят още толкова щети, колкото първоначално) </text:p>
        </text:list-item>
        <text:list-item>
          <text:p text:style-name="P39"><text:span text:style-name="T8">поваляне</text:span> (обикновено алебарди; наместо щети, атаката може да бъде обявена, че поваля опонента. Ако целта е конник в качествено бойно седло, -5 на атака) </text:p>
        </text:list-item>
        <text:list-item>
          <text:p text:style-name="P39"><text:span text:style-name="T8">обезоръжаване</text:span> (обикновено меч или щит; при успешна защита има шанс оръжието на врага да е уловено в комплексния гард или шипове на "бос"-а на щит)</text:p>
        </text:list-item>
      </text:list>
      <text:p text:style-name="P36"/>
      <text:p text:style-name="P32">Брони</text:p>
      <text:p text:style-name="P36">Защитната стойност на броните се получава от това каква част от тялото е общо покрита. </text:p>
      <text:p text:style-name="P36">Пазене:</text:p>
      <text:list xml:id="list42615547" text:style-name="L5">
        <text:list-item>
          <text:p text:style-name="P40">Шлем за темето(селяшки, евентуално с периферия) 1 </text:p>
        </text:list-item>
        <text:list-item>
          <text:p text:style-name="P40">Шлем с открито лице(с набузници или кръст за носа и очите, каска) 2 </text:p>
        </text:list-item>
        <text:list-item>
          <text:p text:style-name="P40">Шлем със забрало(пълен шлем) 3 </text:p>
        </text:list-item>
        <text:list-item>
          <text:p text:style-name="P40">Яка (към пълен шлем или като отделен компонент) +1</text:p>
        </text:list-item>
      </text:list>
      <text:p text:style-name="P36"/>
      <text:list xml:id="list42632020" text:style-name="L6">
        <text:list-item>
          <text:p text:style-name="P41">Кираса/Бронежилетка 5 </text:p>
        </text:list-item>
      </text:list>
      <text:p text:style-name="P36"/>
      <text:list xml:id="list42627495" text:style-name="L7">
        <text:list-item>
          <text:p text:style-name="P42">Паудрони (част от ризница с къси ръкави или като отделен компонент) +1 </text:p>
        </text:list-item>
        <text:list-item>
          <text:p text:style-name="P42">Налакътници (част от дълга ризница или отделен компонент) +1 </text:p>
        </text:list-item>
        <text:list-item>
          <text:p text:style-name="P42">Ръкавици +1 </text:p>
        </text:list-item>
      </text:list>
      <text:p text:style-name="P36"/>
      <text:list xml:id="list42630726" text:style-name="L8">
        <text:list-item>
          <text:p text:style-name="P43">Сабатони (бронирани ботуши) +1 </text:p>
        </text:list-item>
        <text:list-item>
          <text:p text:style-name="P43">Грейвси (броня от коленото надолу по пищяла) +1 </text:p>
        </text:list-item>
        <text:list-item>
          <text:p text:style-name="P43">Набедреници(може да е пола, част от дълга ризница или отделен компонент) +1 </text:p>
        </text:list-item>
      </text:list>
      <text:p text:style-name="P36"/>
      <text:p text:style-name="P36">Общо максимум: 15 </text:p>
      <text:p text:style-name="P36"><text:soft-page-break/></text:p>
      <text:p text:style-name="P36"><text:span text:style-name="T7">Здравина</text:span>: </text:p>
      <text:list xml:id="list42623124" text:style-name="L9">
        <text:list-item>
          <text:p text:style-name="P44">Кожена броня(слоеве памук/хартия/коприна/мека кожа, със зашити плочи варена кожа/хитинова коруба на негъвкавите части) 4 </text:p>
        </text:list-item>
        <text:list-item>
          <text:p text:style-name="P44">Халчеста броня, подплатена с гамбезон 6</text:p>
        </text:list-item>
        <text:list-item>
          <text:p text:style-name="P44">Ламенарна броня, подплатена с гамбезон 9</text:p>
        </text:list-item>
        <text:list-item>
          <text:p text:style-name="P44">Лята броня, подплатена с гамбезон(средновековен дизайн - субоптимална форма, субоптимална стомана, примитивно закаляване, подвижност в ставите се осигурява от халчести участъци) 12 </text:p>
        </text:list-item>
        <text:list-item>
          <text:p text:style-name="P44">Лята броня, подплатена с гамбезон(ренесансов дизайн - скосени повърхности, качествена стомана (high toughness core), <text:s/>интелигентно закаляване на повърхностния слой(hardened shell), сложни механични стави) 15 </text:p>
        </text:list-item>
      </text:list>
      <text:p text:style-name="P36">Теглата на копонентите клонят към една десета от произведенито на <text:span text:style-name="T7">п</text:span>окритието и <text:span text:style-name="T7">здравината</text:span> си.</text:p>
      <text:p text:style-name="P36"/>
      <text:p text:style-name="P32">Механика</text:p>
      <text:p text:style-name="P36">Нека си дойдем на думата. Удар или група удари (едно ръкопашно действие) се групират в обща цел – нападение или защита. Нападащият добавя d6* към боравенето си и сравнява с боравене на отбраняващият се, който се отбранява с всички средства налични – отбягва, парира.</text:p>
      <text:p text:style-name="P36">Подробности:</text:p>
      <text:list xml:id="list42611801" text:style-name="L10">
        <text:list-item>
          <text:p text:style-name="P45">отбраняване само чрез отбягване носи наказание от -5, но добавя +5 на боравене при атаки срещу тази конкретна цел на следващия ход</text:p>
        </text:list-item>
        <text:list-item>
          <text:p text:style-name="P45">отбраняване от втори нападател търпи наказание от -5; от трети общо -10 и т.н.</text:p>
        </text:list-item>
      </text:list>
      <text:p text:style-name="P36"/>
      <text:p text:style-name="P36">Ако нападателя има повече, съществени удари са достигнали целта. Ако нападателя има повече от боравене на защитника + пазене на броните му, поне един удар е попаднал в небронирана област.</text:p>
      <text:p text:style-name="P32">И някои подробности</text:p>
      <text:p text:style-name="P2"><text:soft-page-break/><draw:frame draw:style-name="fr2" draw:name="graphics2" text:anchor-type="as-char" svg:width="4.4161in" svg:height="3.4366in" draw:z-index="2"><draw:image xlink:href="../images/siege_of_gondor_loth.jpg" xlink:type="simple" xlink:show="embed" xlink:actuate="onLoad" draw:filter-name="&lt;All formats&gt;"/></draw:frame><text:bookmark text:name="il_fi1"/></text:p>
      <text:p text:style-name="P32"/>
      <text:p text:style-name="P32">Езда</text:p>
      <text:list xml:id="list42618734" text:style-name="L11">
        <text:list-item>
          <text:p text:style-name="P46">нивото на ползване на умения от гърба на кон е ограничено до нивото на умението “езда”</text:p>
        </text:list-item>
        <text:list-item>
          <text:p text:style-name="P46">ръкопашни атаки от и по ездач на галопиращ кон са с двойни щети</text:p>
        </text:list-item>
        <text:list-item>
          <text:p text:style-name="P46">атаки от и по ездач на кон с късо оръжие търпят -5 атака</text:p>
        </text:list-item>
      </text:list>
      <text:p text:style-name="P36"/>
      <text:p text:style-name="P32">Две оръжия</text:p>
      <text:p text:style-name="P36">Едното оръжие се ползва за да нанесе щети на врага, нека наречем него първо. Второто оръжие може да се ползва за създаване на откриване (което добавя половината боравене в това оръжие към боравенето с основното оръжие) или пък независимо, за пласиране на стопиращи удари (в който случай се ползва независимо, но с наказание -5 на атака). <text:span text:style-name="T7">Ако се атакува само с едното оръжие няма наказания, разбира се.</text:span></text:p>
      <text:p text:style-name="P36"/>
      <text:p text:style-name="P32">Щит</text:p>
      <text:list xml:id="list42624956" text:style-name="L12">
        <text:list-item>
          <text:p text:style-name="P47">Щитът е направен да е второ оръжие. Като такъв не търпи -5 когато се ползва за защита. </text:p>
        </text:list-item>
        <text:list-item>
          <text:p text:style-name="P47">пазене от стрели 0/6 (бъклър) през 2/6(кръгъл викингски) през 4/6(дълъг римски) до 6/6 (павис). Това когато активно се криеш от стрелите, разбира се.</text:p>
        </text:list-item>
        <text:list-item>
          <text:p text:style-name="P47">Дървените щитове имат <text:span text:style-name="T7">здравина</text:span> 15, а стоманените 30. Това обикновено няма значерние, но силни или бронебойни атаки може да преодолеят успешно блокиране.</text:p>
        </text:list-item>
      </text:list>
      <text:h text:style-name="P52" text:outline-level="2"><text:soft-page-break/>Таблици</text:h>
      <text:p text:style-name="P48"/>
      <text:p text:style-name="P48">Щетите зависят от нападателя</text:p>
      <text:p text:style-name="P16"><draw:frame draw:style-name="fr3" draw:name="Object1" text:anchor-type="paragraph" svg:width="3.1398in" svg:height="5.53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9">Списък с оръжия</text:p>
      <text:p text:style-name="P25">Нож</text:p>
      <text:p text:style-name="P19">Сила: 3-9</text:p>
      <text:p text:style-name="P19">Обсег: близък</text:p>
      <text:p text:style-name="P19">Щети: ниски</text:p>
      <text:p text:style-name="P19">Свойства: <text:s/>няма</text:p>
      <text:p text:style-name="P19">Тегло: 0.2кг</text:p>
      <text:p text:style-name="P25"/>
      <text:p text:style-name="P25"><text:soft-page-break/>Меч 80см</text:p>
      <text:p text:style-name="P19">Сила: 5-12</text:p>
      <text:p text:style-name="P19">Обсег: среден</text:p>
      <text:p text:style-name="P19">Щети: средни</text:p>
      <text:p text:style-name="P19">Свойства: повратливост</text:p>
      <text:p text:style-name="P19">Тегло: 1кг</text:p>
      <text:p text:style-name="P19"/>
      <text:p text:style-name="P25">Дълъг меч</text:p>
      <text:p text:style-name="P19">Сила: 5-12</text:p>
      <text:p text:style-name="P19">Обсег: дълъг</text:p>
      <text:p text:style-name="P19">Щети: високи</text:p>
      <text:p text:style-name="P19">Свойства: повратливост</text:p>
      <text:p text:style-name="P19">Тегло: 2кг</text:p>
      <text:p text:style-name="P19"/>
      <text:p text:style-name="P25">Дървен щит 80см</text:p>
      <text:p text:style-name="P19">Сила: 5-12</text:p>
      <text:p text:style-name="P19">Обсег: близък</text:p>
      <text:p text:style-name="P19">Щети: ниски</text:p>
      <text:p text:style-name="P19">Свойства: поваляне</text:p>
      <text:p text:style-name="P19">Тегло: 2кг</text:p>
      <text:p text:style-name="P19"/>
      <text:p text:style-name="P26">Метателно копие</text:p>
      <text:p text:style-name="P20">Сила 5-12</text:p>
      <text:p text:style-name="P20">Обсег: (Сила)</text:p>
      <text:p text:style-name="P20">Щети: средни</text:p>
      <text:p text:style-name="P20">Свойства: няма</text:p>
      <text:p text:style-name="P20">Тегло: 1кг</text:p>
      <text:p text:style-name="P20"/>
      <text:p text:style-name="P26">Пика</text:p>
      <text:p text:style-name="P20">Сила: 4-11 (две ръце)</text:p>
      <text:p text:style-name="P20">Обсег: отдалечен</text:p>
      <text:p text:style-name="P20">Щети: средни</text:p>
      <text:p text:style-name="P20">Свойства: няма</text:p>
      <text:p text:style-name="P20">Тегло: 3кг</text:p>
      <text:p text:style-name="P20"><text:soft-page-break/></text:p>
      <text:p text:style-name="P26">Метателен нож</text:p>
      <text:p text:style-name="P20">Сила: 3-9</text:p>
      <text:p text:style-name="P20">Обсег: (Сила/2)</text:p>
      <text:p text:style-name="P20">Щети: ниски</text:p>
      <text:p text:style-name="P20">Свойства: няма</text:p>
      <text:p text:style-name="P20">Тегло: 0.2кг</text:p>
      <text:p text:style-name="P20"/>
      <text:p text:style-name="P26">Арбалет без механизъм за зареждане</text:p>
      <text:p text:style-name="P20">Сила: 7, зарежда се два хода</text:p>
      <text:p text:style-name="P20">Обсег: (Сила х 2)м</text:p>
      <text:p text:style-name="P20">Щети: високи</text:p>
      <text:p text:style-name="P20">Свойства: бронебойност I</text:p>
      <text:p text:style-name="P20">Тегло: 3кг</text:p>
      <text:p text:style-name="P20"/>
      <text:p text:style-name="P26">Дървен дълъг лък</text:p>
      <text:p text:style-name="P20">Сила 7, зарежда се един ход</text:p>
      <text:p text:style-name="P20">Обсег: (Сила х 2)м</text:p>
      <text:p text:style-name="P20">Щети: високи</text:p>
      <text:p text:style-name="P20">Свойства: няма</text:p>
      <text:p text:style-name="P20">Тегло: 2кг</text:p>
      <text:p text:style-name="P20"/>
      <text:p text:style-name="P26">Арбалет с макара</text:p>
      <text:p text:style-name="P20">Сила: 5 необходима, 12 реална, зарежда се десет хода</text:p>
      <text:p text:style-name="P20">Обсег: (Сила х 2)м</text:p>
      <text:p text:style-name="P20">Щети: високи</text:p>
      <text:p text:style-name="P20">Свойства: бронебойност</text:p>
      <text:p text:style-name="P20">Тегло: 4кг</text:p>
      <text:p text:style-name="P20"/>
      <text:p text:style-name="P50">Умения</text:p>
      <text:p text:style-name="P22">Боравене с оръжие - Ловкост</text:p>
      <text:p text:style-name="P22"/>
      <text:p text:style-name="P22"/>
      <text:p text:style-name="P12">Тяло – Сила, Ловкост</text:p>
      <text:p text:style-name="P12"><text:soft-page-break/>Ум – Познание, Находчивост</text:p>
      <text:p text:style-name="P21"><text:span text:style-name="T9">Излъчване – Карма, Харизма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oslav Vitkov</meta:initial-creator>
    <meta:creation-date>2012-12-26T03:22:03</meta:creation-date>
    <dc:date>2014-02-02T22:48:27.13</dc:date>
    <meta:editing-duration>PT10H14M39S</meta:editing-duration>
    <meta:editing-cycles>38</meta:editing-cycles>
    <meta:generator>LibreOffice/3.6$Windows_x86 LibreOffice_project/5b93205-6e6b3fc-7830f6d-c08ad66-1d9bf4</meta:generator>
    <meta:document-statistic meta:table-count="0" meta:image-count="2" meta:object-count="1" meta:page-count="11" meta:paragraph-count="172" meta:word-count="2013" meta:character-count="12250" meta:non-whitespace-character-count="104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283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Сила</text:p>
          </table:table-cell>
          <table:table-cell office:value-type="string">
            <text:p>*1/2</text:p>
          </table:table-cell>
          <table:table-cell office:value-type="string">
            <text:p>*2/3</text:p>
          </table:table-cell>
          <table:table-cell office:value-type="string">
            <text:p>*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6-3</text:p>
          </table:table-cell>
          <table:table-cell office:value-type="string">
            <text:p>d6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6-3</text:p>
          </table:table-cell>
          <table:table-cell office:value-type="string">
            <text:p>d6-2</text:p>
          </table:table-cell>
          <table:table-cell office:value-type="string">
            <text:p>d6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6-2</text:p>
          </table:table-cell>
          <table:table-cell table:number-columns-repeated="2" office:value-type="string">
            <text:p>d6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6-2</text:p>
          </table:table-cell>
          <table:table-cell office:value-type="string">
            <text:p>d6-1 </text:p>
          </table:table-cell>
          <table:table-cell office:value-type="string">
            <text:p>d6+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6-1</text:p>
          </table:table-cell>
          <table:table-cell office:value-type="string">
            <text:p>d6</text:p>
          </table:table-cell>
          <table:table-cell office:value-type="string">
            <text:p>d6+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6-1</text:p>
          </table:table-cell>
          <table:table-cell office:value-type="string">
            <text:p>d6</text:p>
          </table:table-cell>
          <table:table-cell office:value-type="string">
            <text:p>d6+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6</text:p>
          </table:table-cell>
          <table:table-cell office:value-type="string">
            <text:p>d6+1 </text:p>
          </table:table-cell>
          <table:table-cell office:value-type="string">
            <text:p>2d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6+1</text:p>
          </table:table-cell>
          <table:table-cell office:value-type="string">
            <text:p>d6+2 </text:p>
          </table:table-cell>
          <table:table-cell office:value-type="string">
            <text:p>2d6+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6+1</text:p>
          </table:table-cell>
          <table:table-cell office:value-type="string">
            <text:p>2d6-1</text:p>
          </table:table-cell>
          <table:table-cell office:value-type="string">
            <text:p>2d7+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6+2</text:p>
          </table:table-cell>
          <table:table-cell office:value-type="string">
            <text:p>2d6</text:p>
          </table:table-cell>
          <table:table-cell office:value-type="string">
            <text:p>3d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6+2</text:p>
          </table:table-cell>
          <table:table-cell office:value-type="string">
            <text:p>2d6</text:p>
          </table:table-cell>
          <table:table-cell office:value-type="string">
            <text:p>3d6+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d6-1</text:p>
          </table:table-cell>
          <table:table-cell office:value-type="string">
            <text:p>2d6+1</text:p>
          </table:table-cell>
          <table:table-cell office:value-type="string">
            <text:p>3d6+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6-1</text:p>
          </table:table-cell>
          <table:table-cell office:value-type="string">
            <text:p>2d6+2</text:p>
          </table:table-cell>
          <table:table-cell office:value-type="string">
            <text:p>3d6+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d6</text:p>
          </table:table-cell>
          <table:table-cell office:value-type="string">
            <text:p>3d6-1</text:p>
          </table:table-cell>
          <table:table-cell office:value-type="string">
            <text:p>4d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d6+1</text:p>
          </table:table-cell>
          <table:table-cell office:value-type="string">
            <text:p>3d6</text:p>
          </table:table-cell>
          <table:table-cell office:value-type="string">
            <text:p>4d6+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d6+1</text:p>
          </table:table-cell>
          <table:table-cell office:value-type="string">
            <text:p>3d6+1</text:p>
          </table:table-cell>
          <table:table-cell office:value-type="string">
            <text:p>4d6+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d6+2</text:p>
          </table:table-cell>
          <table:table-cell office:value-type="string">
            <text:p>3d6+1</text:p>
          </table:table-cell>
          <table:table-cell office:value-type="string">
            <text:p>5d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6+2</text:p>
          </table:table-cell>
          <table:table-cell office:value-type="string">
            <text:p>3d6+2</text:p>
          </table:table-cell>
          <table:table-cell office:value-type="string">
            <text:p>5d6+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d6-1</text:p>
          </table:table-cell>
          <table:table-cell office:value-type="string">
            <text:p>4d6-1</text:p>
          </table:table-cell>
          <table:table-cell office:value-type="string">
            <text:p>5d6+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d6-1</text:p>
          </table:table-cell>
          <table:table-cell office:value-type="string">
            <text:p>4d6</text:p>
          </table:table-cell>
          <table:table-cell office:value-type="string">
            <text:p>5d6+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d6</text:p>
          </table:table-cell>
          <table:table-cell office:value-type="string">
            <text:p>4d6</text:p>
          </table:table-cell>
          <table:table-cell office:value-type="string">
            <text:p>6d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3d6+1</text:p>
          </table:table-cell>
          <table:table-cell office:value-type="string">
            <text:p>4d6+1</text:p>
          </table:table-cell>
          <table:table-cell office:value-type="string">
            <text:p>6d6+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3d6+1</text:p>
          </table:table-cell>
          <table:table-cell office:value-type="string">
            <text:p>4d6+2</text:p>
          </table:table-cell>
          <table:table-cell office:value-type="string">
            <text:p>6d6+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d6+2</text:p>
          </table:table-cell>
          <table:table-cell office:value-type="string">
            <text:p>5d6-1</text:p>
          </table:table-cell>
          <table:table-cell office:value-type="string">
            <text:p>7d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d6+2</text:p>
          </table:table-cell>
          <table:table-cell office:value-type="string">
            <text:p>5d6</text:p>
          </table:table-cell>
          <table:table-cell office:value-type="string">
            <text:p>7d6+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d6-1</text:p>
          </table:table-cell>
          <table:table-cell office:value-type="string">
            <text:p>5d6</text:p>
          </table:table-cell>
          <table:table-cell office:value-type="string">
            <text:p>7d6+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d6-1</text:p>
          </table:table-cell>
          <table:table-cell office:value-type="string">
            <text:p>5d6+1</text:p>
          </table:table-cell>
          <table:table-cell office:value-type="string">
            <text:p>7d6+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d6</text:p>
          </table:table-cell>
          <table:table-cell office:value-type="string">
            <text:p>5d6+2</text:p>
          </table:table-cell>
          <table:table-cell office:value-type="string">
            <text:p>8d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4d6+1</text:p>
          </table:table-cell>
          <table:table-cell office:value-type="string">
            <text:p>6d6-1</text:p>
          </table:table-cell>
          <table:table-cell office:value-type="string">
            <text:p>8d6+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d6+1</text:p>
          </table:table-cell>
          <table:table-cell office:value-type="string">
            <text:p>6d6</text:p>
          </table:table-cell>
          <table:table-cell office:value-type="string">
            <text:p>8d6+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12/26/2012</text:date>, <text:time>12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